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Test case name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Password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DataProviderWithExcel_001</text:p>
          </table:table-cell>
          <table:table-cell office:value-type="string">
            <text:p>UOB100133</text:p>
          </table:table-cell>
          <table:table-cell office:value-type="string">
            <text:p><text:a xlink:href="mailto:Welcome@1">Welcome@1</text:a></text:p>
          </table:table-cell>
          <table:table-cell table:number-columns-repeated="1021"/>
        </table:table-row>
        <table:table-row table:style-name="ro2">
          <table:table-cell office:value-type="string">
            <text:p>DataProviderWithExcel_002</text:p>
          </table:table-cell>
          <table:table-cell office:value-type="string">
            <text:p>UOB100133</text:p>
          </table:table-cell>
          <table:table-cell office:value-type="string">
            <text:p><text:a xlink:href="mailto:Welcome@7">Welcome@7</text:a></text:p>
          </table:table-cell>
          <table:table-cell table:number-columns-repeated="1021"/>
        </table:table-row>
        <table:table-row table:style-name="ro2">
          <table:table-cell office:value-type="string">
            <text:p>DataProviderWithExcel_003</text:p>
          </table:table-cell>
          <table:table-cell office:value-type="string">
            <text:p>UOB100</text:p>
          </table:table-cell>
          <table:table-cell office:value-type="string">
            <text:p><text:a xlink:href="mailto:Wecome@1">Wecome@1</text:a>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31/10/2018</text:date>, <text:time>14:0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4M32S</meta:editing-duration>
    <meta:editing-cycles>4</meta:editing-cycles>
    <meta:generator>OpenOffice/4.1.3$Win32 OpenOffice.org_project/413m1$Build-9783</meta:generator>
    <dc:date>2018-10-31T14:08:01.59</dc:date>
    <dc:creator>Shivani Shrivastava</dc:creator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